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07c" officeooo:paragraph-rsid="001ed07c"/>
    </style:style>
    <style:style style:name="P2" style:family="paragraph" style:parent-style-name="Standard" style:list-style-name="L1">
      <style:text-properties officeooo:rsid="001faa27" officeooo:paragraph-rsid="001faa27"/>
    </style:style>
    <style:style style:name="P3" style:family="paragraph" style:parent-style-name="Standard">
      <style:text-properties officeooo:rsid="001faa27" officeooo:paragraph-rsid="001faa27"/>
    </style:style>
    <style:style style:name="P4" style:family="paragraph" style:parent-style-name="Standard">
      <style:text-properties officeooo:rsid="00210350" officeooo:paragraph-rsid="002103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ed Functionality:</text:p>
      <text:list xml:id="list943858975" text:style-name="L1">
        <text:list-item>
          <text:p text:style-name="P2">Add Navigation Bar with drawer and expandable list view</text:p>
        </text:list-item>
        <text:list-item>
          <text:p text:style-name="P2">implement quiz / results storage with a database</text:p>
        </text:list-item>
      </text:list>
      <text:p text:style-name="P3"/>
      <text:p text:style-name="P4">QuizFound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34:00.446000000</meta:creation-date>
    <dc:date>2018-11-30T11:47:02.289000000</dc:date>
    <meta:editing-duration>PT2M54S</meta:editing-duration>
    <meta:editing-cycles>2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4" meta:word-count="22" meta:character-count="141" meta:non-whitespace-character-count="125"/>
  </office:meta>
</office:document-meta>
</file>